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Noto Sans Devanagari1" svg:font-family="'Noto Sans Devanagari'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57e5" officeooo:paragraph-rsid="000357e5"/>
    </style:style>
    <style:style style:name="P2" style:family="paragraph" style:parent-style-name="Standard" style:list-style-name="L1">
      <style:text-properties officeooo:rsid="000357e5" officeooo:paragraph-rsid="000357e5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color="#ffffff" draw:fill-gradient-name="Gradient_20_4" draw:opacity="66%" draw:fill-image-width="0in" draw:fill-image-height="0in" style:repeat="repeat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ffffff" draw:fill-gradient-name="Gradient_20_4" draw:opacity="66%" draw:fill-image-width="0in" draw:fill-image-height="0in" style:repeat="repeat" draw:textarea-horizontal-align="center" draw:textarea-vertical-align="middle" draw:auto-grow-height="false" draw:fit-to-size="false" fo:min-height="0.9925in" fo:min-width="2.75in" fo:padding-top="0.0516in" fo:padding-bottom="0.0516in" fo:padding-left="0.0984in" fo:padding-right="0.0984in" fo:wrap-option="wrap" draw:shadow="visible" draw:shadow-offset-x="0.0799in" draw:shadow-offset-y="-0.0795in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4" svg:width="2.9469in" svg:height="1.0949in" svg:x="2.1165in" svg:y="-0.652in"><text:p text:style-name="P3"><text:span text:style-name="T1">Project Table</text:span></text:p><draw:enhanced-geometry svg:viewBox="0 0 21600 21600" draw:text-path="true" draw:text-path-mode="shape" draw:text-path-scale="path" draw:text-path-same-letter-heights="false" draw:glue-points="?f18 ?f0 ?f20 10800 ?f19 ?f1 ?f21 10800" draw:text-areas="0 0 21600 21600" draw:extrusion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Standard"/>
      <text:p text:style-name="P1">This is a project related to Ingram Cheat sheet migration to a web portal.</text:p>
      <text:p text:style-name="P1"/>
      <text:p text:style-name="P1">Technology to be used are:</text:p>
      <text:list xml:id="list7130565902422538374" text:style-name="L1">
        <text:list-item>
          <text:p text:style-name="P2">PHP</text:p>
        </text:list-item>
        <text:list-item>
          <text:p text:style-name="P2">IIS</text:p>
        </text:list-item>
        <text:list-item>
          <text:p text:style-name="P2">HTML</text:p>
        </text:list-item>
        <text:list-item>
          <text:p text:style-name="P2">CSS</text:p>
        </text:list-item>
        <text:list-item>
          <text:p text:style-name="P2">Javascript</text:p>
        </text:list-item>
        <text:list-item>
          <text:p text:style-name="P2">MSSQL Server</text:p>
        </text:list-item>
      </text:list>
      <text:p text:style-name="P1"/>
      <text:p text:style-name="P1">Currently the structure of the Back-End is completed, we just need to design the Front-End to look appealing for the agent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Noto Sans Devanagari1" svg:font-family="'Noto Sans Devanagari'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4" draw:display-name="Gradient 4" draw:style="axial" draw:start-color="#6666ff" draw:end-color="#00ffff" draw:start-intensity="100%" draw:end-intensity="100%" draw:angle="8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33:14.761969120</meta:creation-date>
    <dc:date>2017-02-05T17:45:59.077807638</dc:date>
    <meta:editing-duration>PT14S</meta:editing-duration>
    <meta:editing-cycles>1</meta:editing-cycles>
    <meta:generator>LibreOffice/5.1.6.2.0$Linux_X86_64 LibreOffice_project/10m0$Build-2</meta:generator>
    <meta:document-statistic meta:table-count="0" meta:image-count="0" meta:object-count="0" meta:page-count="1" meta:paragraph-count="9" meta:word-count="53" meta:character-count="265" meta:non-whitespace-character-count="227"/>
  </office:meta>
</office:document-meta>
</file>